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etpoints" table:style-name="ta1">
        <table:shapes>
          <draw:frame draw:z-index="0" draw:style-name="gr1" draw:text-style-name="P1" svg:width="15.999cm" svg:height="11.083cm" svg:x="17.664cm" svg:y="0.95cm">
            <draw:object draw:notify-on-update-of-ranges="setpoints.E2:setpoints.E19 setpoints.F2:setpoints.F19 setpoints.B2:setpoints.B19 setpoints.C2:setpoints.C19 setpoints.A27:setpoints.A40 setpoints.E27:setpoints.E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Setpoint %</text:p>
          </table:table-cell>
          <table:table-cell office:value-type="string" calcext:value-type="string">
            <text:p>RPM %</text:p>
          </table:table-cell>
          <table:table-cell/>
          <table:table-cell office:value-type="string" calcext:value-type="string">
            <text:p>Approx. Setpoint</text:p>
          </table:table-cell>
          <table:table-cell office:value-type="string" calcext:value-type="string">
            <text:p>Approx. rpm </text:p>
          </table:table-cell>
          <table:table-cell/>
        </table:table-row>
        <table:table-row table:style-name="ro1">
          <table:table-cell/>
          <table:table-cell office:value-type="float" office:value="0.015625" calcext:value-type="float">
            <text:p>0,01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03304091" calcext:value-type="float">
            <text:p>0,0803304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03125" calcext:value-type="float">
            <text:p>0,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1515627" calcext:value-type="float">
            <text:p>0,251515627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float" office:value="0.046875" calcext:value-type="float">
            <text:p>0,046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81218731" calcext:value-type="float">
            <text:p>0,381218731</text:p>
          </table:table-cell>
          <table:table-cell office:value-type="float" office:value="0.699580967" calcext:value-type="float">
            <text:p>0,699580967</text:p>
          </table:table-cell>
          <table:table-cell/>
        </table:table-row>
        <table:table-row table:style-name="ro1">
          <table:table-cell/>
          <table:table-cell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10921836" calcext:value-type="float">
            <text:p>0,510921836</text:p>
          </table:table-cell>
          <table:table-cell office:value-type="float" office:value="0.801285088" calcext:value-type="float">
            <text:p>0,801285088</text:p>
          </table:table-cell>
          <table:table-cell/>
        </table:table-row>
        <table:table-row table:style-name="ro1">
          <table:table-cell/>
          <table:table-cell office:value-type="float" office:value="0.078125" calcext:value-type="float">
            <text:p>0,078125</text:p>
          </table:table-cell>
          <table:table-cell office:value-type="float" office:value="0.102901362" calcext:value-type="float">
            <text:p>0,102901362</text:p>
          </table:table-cell>
          <table:table-cell/>
          <table:table-cell office:value-type="float" office:value="0.640625" calcext:value-type="float">
            <text:p>0,640625</text:p>
          </table:table-cell>
          <table:table-cell office:value-type="float" office:value="0.856325448" calcext:value-type="float">
            <text:p>0,856325448</text:p>
          </table:table-cell>
          <table:table-cell/>
        </table:table-row>
        <table:table-row table:style-name="ro1">
          <table:table-cell/>
          <table:table-cell office:value-type="float" office:value="0.09375" calcext:value-type="float">
            <text:p>0,09375</text:p>
          </table:table-cell>
          <table:table-cell office:value-type="float" office:value="0.0830265507" calcext:value-type="float">
            <text:p>0,0830265507</text:p>
          </table:table-cell>
          <table:table-cell/>
          <table:table-cell office:value-type="float" office:value="0.765625" calcext:value-type="float">
            <text:p>0,765625</text:p>
          </table:table-cell>
          <table:table-cell office:value-type="float" office:value="0.926595151" calcext:value-type="float">
            <text:p>0,926595151</text:p>
          </table:table-cell>
          <table:table-cell/>
        </table:table-row>
        <table:table-row table:style-name="ro1">
          <table:table-cell/>
          <table:table-cell office:value-type="float" office:value="0.109375" calcext:value-type="float">
            <text:p>0,109375</text:p>
          </table:table-cell>
          <table:table-cell office:value-type="float" office:value="0.105726779" calcext:value-type="float">
            <text:p>0,1057267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125" calcext:value-type="float">
            <text:p>0,125</text:p>
          </table:table-cell>
          <table:table-cell office:value-type="float" office:value="0.124539219" calcext:value-type="float">
            <text:p>0,124539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0625" calcext:value-type="float">
            <text:p>0,140625</text:p>
          </table:table-cell>
          <table:table-cell office:value-type="float" office:value="0.17304635" calcext:value-type="float">
            <text:p>0,17304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625" calcext:value-type="float">
            <text:p>0,15625</text:p>
          </table:table-cell>
          <table:table-cell office:value-type="float" office:value="0.219476283" calcext:value-type="float">
            <text:p>0,219476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1875" calcext:value-type="float">
            <text:p>0,171875</text:p>
          </table:table-cell>
          <table:table-cell office:value-type="float" office:value="0.275049776" calcext:value-type="float">
            <text:p>0,275049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75" calcext:value-type="float">
            <text:p>0,1875</text:p>
          </table:table-cell>
          <table:table-cell office:value-type="float" office:value="0.316755027" calcext:value-type="float">
            <text:p>0,316755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3125" calcext:value-type="float">
            <text:p>0,203125</text:p>
          </table:table-cell>
          <table:table-cell office:value-type="float" office:value="0.352595627" calcext:value-type="float">
            <text:p>0,352595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40625" calcext:value-type="float">
            <text:p>0,640625</text:p>
          </table:table-cell>
          <table:table-cell office:value-type="float" office:value="0.856325448" calcext:value-type="float">
            <text:p>0,856325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65625" calcext:value-type="float">
            <text:p>0,765625</text:p>
          </table:table-cell>
          <table:table-cell office:value-type="float" office:value="0.926595151" calcext:value-type="float">
            <text:p>0,92659515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 from tacho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oint</text:p>
          </table:table-cell>
          <table:table-cell/>
          <table:table-cell office:value-type="string" calcext:value-type="string">
            <text:p>Setpoint corrected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PM %</text:p>
          </table:table-cell>
          <table:table-cell table:number-columns-repeated="2"/>
        </table:table-row>
        <table:table-row table:style-name="ro1">
          <table:table-cell table:formula="of:=(SIN(([.C27]*2 - 1)*PI()/2) + 1) / 2 * (512 - 1)*128/65536" office:value-type="float" office:value="0.0244239454816177" calcext:value-type="float">
            <text:p>0,024423945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D27]/375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SIN(([.C28]*2 - 1)*PI()/2) + 1) / 2 * (512 - 1)*128/65536" office:value-type="float" office:value="0.0953049959710956" calcext:value-type="float">
            <text:p>0,095304996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  <table:table-cell table:formula="of:=[.D28]/37500" office:value-type="float" office:value="0.0213333333333333" calcext:value-type="float">
            <text:p>0,0213333333</text:p>
          </table:table-cell>
          <table:table-cell table:number-columns-repeated="2"/>
        </table:table-row>
        <table:table-row table:style-name="ro1">
          <table:table-cell table:formula="of:=(SIN(([.C29]*2 - 1)*PI()/2) + 1) / 2 * (512 - 1)*128/65536" office:value-type="float" office:value="0.114519270450754" calcext:value-type="float">
            <text:p>0,1145192705</text:p>
          </table:table-cell>
          <table:table-cell/>
          <table:table-cell office:value-type="float" office:value="0.22" calcext:value-type="float">
            <text:p>0,22</text:p>
          </table:table-cell>
          <table:table-cell office:value-type="float" office:value="2727" calcext:value-type="float">
            <text:p>2727</text:p>
          </table:table-cell>
          <table:table-cell table:formula="of:=[.D29]/37500" office:value-type="float" office:value="0.07272" calcext:value-type="float">
            <text:p>0,07272</text:p>
          </table:table-cell>
          <table:table-cell table:number-columns-repeated="2"/>
        </table:table-row>
        <table:table-row table:style-name="ro1">
          <table:table-cell table:formula="of:=(SIN(([.C30]*2 - 1)*PI()/2) + 1) / 2 * (512 - 1)*128/65536" office:value-type="float" office:value="0.13525100721451" calcext:value-type="float">
            <text:p>0,1352510072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5084" calcext:value-type="float">
            <text:p>5084</text:p>
          </table:table-cell>
          <table:table-cell table:formula="of:=[.D30]/37500" office:value-type="float" office:value="0.135573333333333" calcext:value-type="float">
            <text:p>0,1355733333</text:p>
          </table:table-cell>
          <table:table-cell table:number-columns-repeated="2"/>
        </table:table-row>
        <table:table-row table:style-name="ro1">
          <table:table-cell table:formula="of:=(SIN(([.C31]*2 - 1)*PI()/2) + 1) / 2 * (512 - 1)*128/65536" office:value-type="float" office:value="0.157418387568789" calcext:value-type="float">
            <text:p>0,1574183876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8670" calcext:value-type="float">
            <text:p>8670</text:p>
          </table:table-cell>
          <table:table-cell table:formula="of:=[.D31]/37500" office:value-type="float" office:value="0.2312" calcext:value-type="float">
            <text:p>0,2312</text:p>
          </table:table-cell>
          <table:table-cell table:number-columns-repeated="2"/>
        </table:table-row>
        <table:table-row table:style-name="ro1">
          <table:table-cell table:formula="of:=(SIN(([.C32]*2 - 1)*PI()/2) + 1) / 2 * (512 - 1)*128/65536" office:value-type="float" office:value="0.180933926990644" calcext:value-type="float">
            <text:p>0,180933927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11111" calcext:value-type="float">
            <text:p>11111</text:p>
          </table:table-cell>
          <table:table-cell table:formula="of:=[.D32]/37500" office:value-type="float" office:value="0.296293333333333" calcext:value-type="float">
            <text:p>0,2962933333</text:p>
          </table:table-cell>
          <table:table-cell table:number-columns-repeated="2"/>
        </table:table-row>
        <table:table-row table:style-name="ro1">
          <table:table-cell table:formula="of:=(SIN(([.C33]*2 - 1)*PI()/2) + 1) / 2 * (512 - 1)*128/65536" office:value-type="float" office:value="0.205704820389205" calcext:value-type="float">
            <text:p>0,2057048204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4285" calcext:value-type="float">
            <text:p>14285</text:p>
          </table:table-cell>
          <table:table-cell table:formula="of:=[.D33]/37500" office:value-type="float" office:value="0.380933333333333" calcext:value-type="float">
            <text:p>0,3809333333</text:p>
          </table:table-cell>
          <table:table-cell table:number-columns-repeated="2"/>
        </table:table-row>
        <table:table-row table:style-name="ro1">
          <table:table-cell table:formula="of:=(SIN(([.C34]*2 - 1)*PI()/2) + 1) / 2 * (512 - 1)*128/65536" office:value-type="float" office:value="0.344816714721096" calcext:value-type="float">
            <text:p>0,3448167147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4489" calcext:value-type="float">
            <text:p>24489</text:p>
          </table:table-cell>
          <table:table-cell table:formula="of:=[.D34]/37500" office:value-type="float" office:value="0.65304" calcext:value-type="float">
            <text:p>0,65304</text:p>
          </table:table-cell>
          <table:table-cell table:number-columns-repeated="2"/>
        </table:table-row>
        <table:table-row table:style-name="ro1">
          <table:table-cell table:formula="of:=(SIN(([.C35]*2 - 1)*PI()/2) + 1) / 2 * (512 - 1)*128/65536" office:value-type="float" office:value="0.4990234375" calcext:value-type="float">
            <text:p>0,499023437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0769" calcext:value-type="float">
            <text:p>30769</text:p>
          </table:table-cell>
          <table:table-cell table:formula="of:=[.D35]/37500" office:value-type="float" office:value="0.820506666666667" calcext:value-type="float">
            <text:p>0,8205066667</text:p>
          </table:table-cell>
          <table:table-cell table:number-columns-repeated="2"/>
        </table:table-row>
        <table:table-row table:style-name="ro1">
          <table:table-cell table:formula="of:=(SIN(([.C36]*2 - 1)*PI()/2) + 1) / 2 * (512 - 1)*128/65536" office:value-type="float" office:value="0.653230160278905" calcext:value-type="float">
            <text:p>0,6532301603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33333" calcext:value-type="float">
            <text:p>33333</text:p>
          </table:table-cell>
          <table:table-cell table:formula="of:=[.D36]/37500" office:value-type="float" office:value="0.88888" calcext:value-type="float">
            <text:p>0,88888</text:p>
          </table:table-cell>
          <table:table-cell table:number-columns-repeated="2"/>
        </table:table-row>
        <table:table-row table:style-name="ro1">
          <table:table-cell table:formula="of:=(SIN(([.C37]*2 - 1)*PI()/2) + 1) / 2 * (512 - 1)*128/65536" office:value-type="float" office:value="0.792342054610795" calcext:value-type="float">
            <text:p>0,7923420546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35294" calcext:value-type="float">
            <text:p>35294</text:p>
          </table:table-cell>
          <table:table-cell table:formula="of:=[.D37]/37500" office:value-type="float" office:value="0.941173333333333" calcext:value-type="float">
            <text:p>0,9411733333</text:p>
          </table:table-cell>
          <table:table-cell table:number-columns-repeated="2"/>
        </table:table-row>
        <table:table-row table:style-name="ro1">
          <table:table-cell table:formula="of:=(SIN(([.C38]*2 - 1)*PI()/2) + 1) / 2 * (512 - 1)*128/65536" office:value-type="float" office:value="0.902741879028904" calcext:value-type="float">
            <text:p>0,902741879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36585" calcext:value-type="float">
            <text:p>36585</text:p>
          </table:table-cell>
          <table:table-cell table:formula="of:=[.D38]/37500" office:value-type="float" office:value="0.9756" calcext:value-type="float">
            <text:p>0,9756</text:p>
          </table:table-cell>
          <table:table-cell table:number-columns-repeated="2"/>
        </table:table-row>
        <table:table-row table:style-name="ro1">
          <table:table-cell table:formula="of:=(SIN(([.C39]*2 - 1)*PI()/2) + 1) / 2 * (512 - 1)*128/65536" office:value-type="float" office:value="0.973622929518382" calcext:value-type="float">
            <text:p>0,9736229295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37500" calcext:value-type="float">
            <text:p>37500</text:p>
          </table:table-cell>
          <table:table-cell table:formula="of:=[.D39]/3750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SIN(([.C40]*2 - 1)*PI()/2) + 1) / 2 * (512 - 1)*128/65536" office:value-type="float" office:value="0.998046875" calcext:value-type="float">
            <text:p>0,998046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500" calcext:value-type="float">
            <text:p>37500</text:p>
          </table:table-cell>
          <table:table-cell table:formula="of:=[.D40]/37500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.00.0000</text:date>, <text:time style:data-style-name="N2" text:time-value="23:27:53.09544188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23:28:49.262066147</dc:date>
    <meta:editing-duration>PT10H18M33S</meta:editing-duration>
    <meta:editing-cycles>75</meta:editing-cycles>
    <meta:generator>LibreOffice/4.2.8.2$Linux_X86_64 LibreOffice_project/420m0$Build-2</meta:generator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1.084cm" xlink:href=".." xlink:type="simple" chart:class="chart:scatter" chart:style-name="ch1">
        <chart:plot-area chart:style-name="ch2" table:cell-range-address="setpoints.E2:setpoints.F19 setpoints.C2:setpoints.C19 setpoints.E27:setpoints.E40" svg:x="0.32cm" svg:y="0.221cm" svg:width="15.36cm" svg:height="10.642cm">
          <chartooo:coordinate-region svg:x="1.055cm" svg:y="0.42cm" svg:width="14.381cm" svg:height="9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etpoints.F2:setpoints.F19" chart:class="chart:scatter">
            <chart:domain table:cell-range-address="setpoints.E2:setpoints.E19"/>
            <chart:data-point chart:repeated="18"/>
          </chart:series>
          <chart:series chart:style-name="ch6" chart:values-cell-range-address="setpoints.C2:setpoints.C19" chart:class="chart:scatter">
            <chart:domain table:cell-range-address="setpoints.B2:setpoints.B19"/>
            <chart:data-point chart:repeated="18"/>
          </chart:series>
          <chart:series chart:style-name="ch7" chart:values-cell-range-address="setpoints.E27:setpoints.E40" chart:class="chart:scatter">
            <chart:domain table:cell-range-address="setpoints.A27:setpoints.A40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3304091">
                <text:p>0.0803304091</text:p>
                <draw:g>
                  <svg:desc>setpoints.E2:setpoints.E19</svg:desc>
                </draw:g>
              </table:table-cell>
              <table:table-cell office:value-type="float" office:value="0">
                <text:p>0</text:p>
                <draw:g>
                  <svg:desc>setpoints.F2:setpoints.F19</svg:desc>
                </draw:g>
              </table:table-cell>
              <table:table-cell office:value-type="float" office:value="0.015625">
                <text:p>0.015625</text:p>
                <draw:g>
                  <svg:desc>setpoints.B2:setpoints.B19</svg:desc>
                </draw:g>
              </table:table-cell>
              <table:table-cell office:value-type="float" office:value="0">
                <text:p>0</text:p>
                <draw:g>
                  <svg:desc>setpoints.C2:setpoints.C19</svg:desc>
                </draw:g>
              </table:table-cell>
              <table:table-cell office:value-type="float" office:value="0.0244239454816177">
                <text:p>0.0244239454816177</text:p>
                <draw:g>
                  <svg:desc>setpoints.A27:setpoints.A40</svg:desc>
                </draw:g>
              </table:table-cell>
              <table:table-cell office:value-type="float" office:value="0">
                <text:p>0</text:p>
                <draw:g>
                  <svg:desc>setpoints.E27:setpoints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1515627">
                <text:p>0.251515627</text:p>
              </table:table-cell>
              <table:table-cell office:value-type="float" office:value="0.5">
                <text:p>0.5</text:p>
              </table:table-cell>
              <table:table-cell office:value-type="float" office:value="0.03125">
                <text:p>0.03125</text:p>
              </table:table-cell>
              <table:table-cell office:value-type="float" office:value="0">
                <text:p>0</text:p>
              </table:table-cell>
              <table:table-cell office:value-type="float" office:value="0.0953049959710956">
                <text:p>0.0953049959710956</text:p>
              </table:table-cell>
              <table:table-cell office:value-type="float" office:value="0.0213333333333333">
                <text:p>0.021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1218731">
                <text:p>0.381218731</text:p>
              </table:table-cell>
              <table:table-cell office:value-type="float" office:value="0.699580967">
                <text:p>0.699580967</text:p>
              </table:table-cell>
              <table:table-cell office:value-type="float" office:value="0.046875">
                <text:p>0.046875</text:p>
              </table:table-cell>
              <table:table-cell office:value-type="float" office:value="0">
                <text:p>0</text:p>
              </table:table-cell>
              <table:table-cell office:value-type="float" office:value="0.114519270450754">
                <text:p>0.114519270450754</text:p>
              </table:table-cell>
              <table:table-cell office:value-type="float" office:value="0.07272">
                <text:p>0.07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0921836">
                <text:p>0.510921836</text:p>
              </table:table-cell>
              <table:table-cell office:value-type="float" office:value="0.801285088">
                <text:p>0.801285088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13525100721451">
                <text:p>0.13525100721451</text:p>
              </table:table-cell>
              <table:table-cell office:value-type="float" office:value="0.135573333333333">
                <text:p>0.13557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0625">
                <text:p>0.640625</text:p>
              </table:table-cell>
              <table:table-cell office:value-type="float" office:value="0.856325448">
                <text:p>0.856325448</text:p>
              </table:table-cell>
              <table:table-cell office:value-type="float" office:value="0.078125">
                <text:p>0.078125</text:p>
              </table:table-cell>
              <table:table-cell office:value-type="float" office:value="0.102901362">
                <text:p>0.102901362</text:p>
              </table:table-cell>
              <table:table-cell office:value-type="float" office:value="0.157418387568789">
                <text:p>0.157418387568789</text:p>
              </table:table-cell>
              <table:table-cell office:value-type="float" office:value="0.2312">
                <text:p>0.2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5625">
                <text:p>0.765625</text:p>
              </table:table-cell>
              <table:table-cell office:value-type="float" office:value="0.926595151">
                <text:p>0.926595151</text:p>
              </table:table-cell>
              <table:table-cell office:value-type="float" office:value="0.09375">
                <text:p>0.09375</text:p>
              </table:table-cell>
              <table:table-cell office:value-type="float" office:value="0.0830265507">
                <text:p>0.0830265507</text:p>
              </table:table-cell>
              <table:table-cell office:value-type="float" office:value="0.180933926990644">
                <text:p>0.180933926990644</text:p>
              </table:table-cell>
              <table:table-cell office:value-type="float" office:value="0.296293333333333">
                <text:p>0.29629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9375">
                <text:p>0.109375</text:p>
              </table:table-cell>
              <table:table-cell office:value-type="float" office:value="0.105726779">
                <text:p>0.105726779</text:p>
              </table:table-cell>
              <table:table-cell office:value-type="float" office:value="0.205704820389205">
                <text:p>0.205704820389205</text:p>
              </table:table-cell>
              <table:table-cell office:value-type="float" office:value="0.380933333333333">
                <text:p>0.3809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0.124539219">
                <text:p>0.124539219</text:p>
              </table:table-cell>
              <table:table-cell office:value-type="float" office:value="0.344816714721096">
                <text:p>0.344816714721096</text:p>
              </table:table-cell>
              <table:table-cell office:value-type="float" office:value="0.65304">
                <text:p>0.65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625">
                <text:p>0.140625</text:p>
              </table:table-cell>
              <table:table-cell office:value-type="float" office:value="0.17304635">
                <text:p>0.17304635</text:p>
              </table:table-cell>
              <table:table-cell office:value-type="float" office:value="0.4990234375">
                <text:p>0.4990234375</text:p>
              </table:table-cell>
              <table:table-cell office:value-type="float" office:value="0.820506666666667">
                <text:p>0.82050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0.219476283">
                <text:p>0.219476283</text:p>
              </table:table-cell>
              <table:table-cell office:value-type="float" office:value="0.653230160278905">
                <text:p>0.653230160278905</text:p>
              </table:table-cell>
              <table:table-cell office:value-type="float" office:value="0.88888">
                <text:p>0.8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875">
                <text:p>0.171875</text:p>
              </table:table-cell>
              <table:table-cell office:value-type="float" office:value="0.275049776">
                <text:p>0.275049776</text:p>
              </table:table-cell>
              <table:table-cell office:value-type="float" office:value="0.792342054610795">
                <text:p>0.792342054610795</text:p>
              </table:table-cell>
              <table:table-cell office:value-type="float" office:value="0.941173333333333">
                <text:p>0.94117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">
                <text:p>0.1875</text:p>
              </table:table-cell>
              <table:table-cell office:value-type="float" office:value="0.316755027">
                <text:p>0.316755027</text:p>
              </table:table-cell>
              <table:table-cell office:value-type="float" office:value="0.902741879028904">
                <text:p>0.902741879028904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125">
                <text:p>0.203125</text:p>
              </table:table-cell>
              <table:table-cell office:value-type="float" office:value="0.352595627">
                <text:p>0.352595627</text:p>
              </table:table-cell>
              <table:table-cell office:value-type="float" office:value="0.973622929518382">
                <text:p>0.973622929518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625">
                <text:p>0.640625</text:p>
              </table:table-cell>
              <table:table-cell office:value-type="float" office:value="0.856325448">
                <text:p>0.856325448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625">
                <text:p>0.765625</text:p>
              </table:table-cell>
              <table:table-cell office:value-type="float" office:value="0.926595151">
                <text:p>0.9265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